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.5">
            <text:p>0,5</text:p>
          </table:table-cell>
          <table:table-cell table:style-name="ce1" office:value-type="string">
            <text:p>Z=0.5</text:p>
          </table:table-cell>
          <table:table-cell office:value-type="string">
            <text:p>Z</text:p>
          </table:table-cell>
          <table:table-cell office:value-type="string">
            <text:p>e1</text:p>
          </table:table-cell>
          <table:table-cell>
            <draw:frame table:end-cell-address="Лист1.L31" table:end-x="0.93cm" table:end-y="0.343cm" draw:z-index="0" draw:style-name="gr1" svg:width="16.626cm" svg:height="12.777cm" svg:x="0.111cm" svg:y="0.092cm">
              <draw:object draw:notify-on-update-of-ranges="Лист1.C1:Лист1.C1 Лист1.C2:Лист1.C8 Лист1.D1:Лист1.D1 Лист1.D2:Лист1.D8 Лист1.D10:Лист1.D10 Лист1.D11:Лист1.D17 Лист1.C11:Лист1.C17 Лист1.D19:Лист1.D19 Лист1.D20:Лист1.D26 Лист1.C20:Лист1.C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29.475864</text:p>
          </table:table-cell>
          <table:table-cell office:value-type="float" office:value="0.5">
            <text:p>0,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87.394054</text:p>
          </table:table-cell>
          <table:table-cell office:value-type="float" office:value="1.5">
            <text:p>1,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74.9971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Z=1.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93.651953</text:p>
          </table:table-cell>
          <table:table-cell office:value-type="float" office:value="3.5">
            <text:p>3,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74.910411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=2</text:p>
          </table:table-cell>
          <table:table-cell office:value-type="string">
            <text:p>Z</text:p>
          </table:table-cell>
          <table:table-cell office:value-type="string">
            <text:p>e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4.574337</text:p>
          </table:table-cell>
          <table:table-cell office:value-type="float" office:value="0.5">
            <text:p>0,5</text:p>
          </table:table-cell>
          <table:table-cell office:value-type="float" office:value="376">
            <text:p>37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74.998603</text:p>
          </table:table-cell>
          <table:table-cell office:value-type="float" office:value="1.5">
            <text:p>1,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=3</text:p>
          </table:table-cell>
          <table:table-cell office:value-type="float" office:value="2.5">
            <text:p>2,5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74.92996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=4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9.30732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7.138497</text:p>
          </table:table-cell>
          <table:table-cell office:value-type="string">
            <text:p>Z</text:p>
          </table:table-cell>
          <table:table-cell office:value-type="string">
            <text:p>e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75.051180</text:p>
          </table:table-cell>
          <table:table-cell office:value-type="float" office:value="0.5">
            <text:p>0,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74.974847</text:p>
          </table:table-cell>
          <table:table-cell office:value-type="float" office:value="1.5">
            <text:p>1,5</text:p>
          </table:table-cell>
          <table:table-cell office:value-type="float" office:value="174">
            <text:p>174</text:p>
          </table:table-cell>
          <table:table-cell/>
        </table:table-row>
        <table:table-row table:style-name="ro2">
          <table:table-cell/>
          <table:table-cell table:style-name="ce2"/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Z=6</text:p>
          </table:table-cell>
          <table:table-cell office:value-type="float" office:value="2.5">
            <text:p>2,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08.599699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08.403470</text:p>
          </table:table-cell>
          <table:table-cell office:value-type="float" office:value="3.5">
            <text:p>3,5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108.407165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108.407206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.12.2009</text:date>, <text:time>22:46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23:27:33</meta:creation-date>
    <dc:date>2009-12-01T22:46:17</dc:date>
    <dc:creator>Ivan Sidarau</dc:creator>
    <meta:editing-duration>PT03H02M22S</meta:editing-duration>
    <meta:editing-cycles>16</meta:editing-cycles>
    <meta:generator>OpenOffice.org/3.1$Unix OpenOffice.org_project/310m19$Build-9420</meta:generator>
    <meta:document-statistic meta:table-count="3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27cm" svg:height="12.778cm" chart:class="chart:scatter" chart:style-name="ch1">
        <chart:legend chart:legend-position="end" svg:x="15.35cm" svg:y="5.732cm" chart:style-name="ch2"/>
        <chart:plot-area chart:style-name="ch3" table:cell-range-address="Лист1.C1:Лист1.D8 Лист1.D10:Лист1.D17 Лист1.D19:Лист1.D26" chart:data-source-has-labels="row" svg:x="0.332cm" svg:y="0.255cm" svg:width="14.687cm" svg:height="12.0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:Лист1.D8" chart:label-cell-address="Лист1.D1:Лист1.D1" chart:class="chart:scatter">
            <chart:domain table:cell-range-address="Лист1.C2:Лист1.C8"/>
            <chart:data-point chart:repeated="7"/>
          </chart:series>
          <chart:series chart:style-name="ch7" chart:values-cell-range-address="Лист1.D11:Лист1.D17" chart:label-cell-address="Лист1.D10:Лист1.D10" chart:class="chart:scatter">
            <chart:domain table:cell-range-address="Лист1.C11:Лист1.C17"/>
            <chart:data-point chart:repeated="7"/>
          </chart:series>
          <chart:series chart:style-name="ch8" chart:values-cell-range-address="Лист1.D20:Лист1.D26" chart:label-cell-address="Лист1.D19:Лист1.D19" chart:class="chart:scatter">
            <chart:domain table:cell-range-address="Лист1.C20:Лист1.C2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 text:id="Лист1.D1:Лист1.D1">e1</text:p>
              </table:table-cell>
              <table:table-cell office:value-type="string">
                <text:p>Столбец C</text:p>
              </table:table-cell>
              <table:table-cell office:value-type="string">
                <text:p text:id="Лист1.D10:Лист1.D10">e2</text:p>
              </table:table-cell>
              <table:table-cell office:value-type="string">
                <text:p>Столбец C</text:p>
              </table:table-cell>
              <table:table-cell office:value-type="string">
                <text:p text:id="Лист1.D19:Лист1.D19">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 text:id="Лист1.C2:Лист1.C8">0.5</text:p>
              </table:table-cell>
              <table:table-cell office:value-type="float" office:value="220">
                <text:p text:id="Лист1.D2:Лист1.D8">220</text:p>
              </table:table-cell>
              <table:table-cell office:value-type="float" office:value="0.5">
                <text:p text:id="Лист1.C11:Лист1.C17">0.5</text:p>
              </table:table-cell>
              <table:table-cell office:value-type="float" office:value="376">
                <text:p text:id="Лист1.D11:Лист1.D17">376</text:p>
              </table:table-cell>
              <table:table-cell office:value-type="float" office:value="0.5">
                <text:p text:id="Лист1.C20:Лист1.C26">0.5</text:p>
              </table:table-cell>
              <table:table-cell office:value-type="float" office:value="295">
                <text:p text:id="Лист1.D20:Лист1.D26">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41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182">
                <text:p>182</text:p>
              </table:table-cell>
              <table:table-cell office:value-type="float" office:value="1.5">
                <text:p>1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82">
                <text:p>82</text:p>
              </table:table-cell>
              <table:table-cell office:value-type="float" office:value="2.5">
                <text:p>2.5</text:p>
              </table:table-cell>
              <table:table-cell office:value-type="float" office:value="147">
                <text:p>147</text:p>
              </table:table-cell>
              <table:table-cell office:value-type="float" office:value="2.5">
                <text:p>2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3.5">
                <text:p>3.5</text:p>
              </table:table-cell>
              <table:table-cell office:value-type="float" office:value="95">
                <text:p>95</text:p>
              </table:table-cell>
              <table:table-cell office:value-type="float" office:value="3.5">
                <text:p>3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90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